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0</text:p>
          </table:table-cell>
          <table:table-cell table:formula="of:=1.2*10^5" office:value-type="float" office:value="120000" calcext:value-type="float">
            <text:p>120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[.B4]*[.B3]/([.B4]-[.B3])" office:value-type="float" office:value="6.02803738317757" calcext:value-type="float">
            <text:p>6.02803738317757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2*([.B7]-[.B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S1</text:p>
          </table:table-cell>
          <table:table-cell table:formula="of:=2*[.B7]+[.B6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S2</text:p>
          </table:table-cell>
          <table:table-cell table:formula="of:=2*[.B8]+[.B6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[.B12]+[.B10]" office:value-type="float" office:value="88.5" calcext:value-type="float">
            <text:p>88.5</text:p>
          </table:table-cell>
        </table:table-row>
        <table:table-row table:style-name="ro1">
          <table:table-cell office:value-type="string" calcext:value-type="string">
            <text:p>L’</text:p>
          </table:table-cell>
          <table:table-cell table:formula="of:=[.B13]-([.B4]+[.B5])" office:value-type="float" office:value="67.4719626168224" calcext:value-type="float">
            <text:p>67.471962616822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([.B4]/[.B5])^2" office:value-type="float" office:value="6.19199567333694" calcext:value-type="float">
            <text:p>6.19199567333694</text:p>
          </table:table-cell>
        </table:table-row>
        <table:table-row table:style-name="ro1">
          <table:table-cell/>
          <table:table-cell table:formula="of:=(2*[.B14]*([.B14]-[.B9]))/[.B2]" office:value-type="float" office:value="0.0668781673071884" calcext:value-type="float">
            <text:p>0.0668781673071884</text:p>
          </table:table-cell>
        </table:table-row>
        <table:table-row table:style-name="ro1">
          <table:table-cell/>
          <table:table-cell table:formula="of:=[.B15]*[.B16]" office:value-type="float" office:value="0.414109322606814" calcext:value-type="float">
            <text:p>0.414109322606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4" number:min-decimal-places="4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5-03-02T18:45:11.382845379</dc:date>
    <meta:editing-duration>P5DT16H37M6S</meta:editing-duration>
    <meta:editing-cycles>12</meta:editing-cycles>
    <meta:document-statistic meta:table-count="1" meta:cell-count="30" meta:object-count="0"/>
  </office:meta>
</office:document-meta>
</file>